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3.1772in"/>
    </style:style>
    <style:style style:name="co8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5"/>
        <table:table-column table:style-name="co2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style-name="ce25" office:value-type="string" calcext:value-type="string">
            <text:p>For Level 2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'll have to add paging buttons, and in order to do party composition, I think I'll do something simpler like a swap button on the top three characters on the existing menu, rather than having a whole party composition menu</text:p>
          </table:table-cell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quip Outcome Men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3" table:number-columns-repeated="2"/>
          <table:table-cell table:style-name="ce26"/>
          <table:table-cell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12])" office:value-type="float" office:value="29" calcext:value-type="float">
            <text:p>29</text:p>
          </table:table-cell>
          <table:table-cell table:style-name="ce26"/>
          <table:table-cell/>
        </table:table-row>
        <table:table-row table:style-name="ro1">
          <table:table-cell table:style-name="ce23" table:number-columns-repeated="2"/>
          <table:table-cell table:style-name="ce26"/>
          <table:table-cell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5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ifferent enemy groups have different dot colors (white = easiest, red = hardest)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5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2" office:value-type="string" calcext:value-type="string">
            <text:p>Tomb / Town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9:.B10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Armor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Accessory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Battle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Consumable Data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Shop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Weapon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4:.B19])" office:value-type="float" office:value="28" calcext:value-type="float">
            <text:p>28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2" office:value-type="string" calcext:value-type="string">
            <text:p>Character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d /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style-name="ce11" office:value-type="string" calcext:value-type="string">
            <text:p>Critical, Cyclone, Power Critical, Slash, Double Critical, Tornado, Tremor. Defending 50% more effective.</text:p>
          </table:table-cell>
          <table:table-cell table:style-name="ce11" table:number-columns-repeated="10"/>
        </table:table-row>
        <table:table-row table:style-name="ro1">
          <table:table-cell office:value-type="string" calcext:value-type="string">
            <text:p>Brawler / Heaveswo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<text:span text:style-name="T1">Power Cut (Holy), Provoke Cut (Holy), Double Cut (Holy), Splash Cut (Holy), Triple Cut (Holy), Double Splash Cut (Holy), Provoke-X</text:span>. Defending increases counter rate.</text:p>
          </table:table-cell>
          <table:table-cell table:style-name="ce11" table:number-columns-repeated="10"/>
        </table:table-row>
        <table:table-row table:style-name="ro1">
          <table:table-cell office:value-type="string" calcext:value-type="string">
            <text:p>Wizard / Scyth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>
            <text:p>Flame Thrower, Lightning Bomb, Ice Crystal, Tidal Wave, Flame-X, Lightning-X, Ice-X, Water-X. Defending damage restore TP proportionately.</text:p>
          </table:table-cell>
          <table:table-cell table:style-name="ce11" table:number-columns-repeated="10"/>
        </table:table-row>
        <table:table-row table:style-name="ro1">
          <table:table-cell office:value-type="string" calcext:value-type="string">
            <text:p>Cleric / Arch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<text:span text:style-name="T1">Aura, Purify, Protect, Empower, Dispel</text:span>, Numb, Weaken, Life. Defending damage restore TP proportionately.</text:p>
          </table:table-cell>
          <table:table-cell table:style-name="ce11" table:number-columns-repeated="10"/>
        </table:table-row>
        <table:table-row table:style-name="ro1">
          <table:table-cell office:value-type="string" calcext:value-type="string">
            <text:p>Dimensionalist / Gunn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Slow, Haste, Slow-X, Haste-X, Summon Ifrit, Summon Shiva, Summon Lich, Summon Titan. Defending damage restore TP proportionately.</text:p>
          </table:table-cell>
          <table:table-cell table:style-name="ce11" table:number-columns-repeated="10"/>
        </table:table-row>
        <table:table-row table:style-name="ro1">
          <table:table-cell office:value-type="string" calcext:value-type="string">
            <text:p>Assassin / Bare (N/A)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11" office:value-type="string" calcext:value-type="string">
            <text:p>Physical attacker / steal / mixes two items, either doubles the power or produces a new effect (curative or offensive). Defending increases counter rate.</text:p>
          </table:table-cell>
          <table:table-cell table:style-name="ce11" table:number-columns-repeated="10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3:.B28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2" office:value-type="string" calcext:value-type="string">
            <text:p>Level Designs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Level 1 (Cave)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Level 2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28" office:value-type="string" calcext:value-type="string">
            <text:p>Level 3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4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5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6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7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8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8" office:value-type="string" calcext:value-type="string">
            <text:p>Level 9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32:.B40])" office:value-type="float" office:value="36" calcext:value-type="float">
            <text:p>36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table:number-columns-repeated="2"/>
          <table:table-cell table:style-name="ce29"/>
          <table:table-cell table:number-columns-repeated="12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2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6];[.B11];[.B20];[.B29];[.B41])" office:value-type="float" office:value="98" calcext:value-type="float">
            <text:p>98</text:p>
          </table:table-cell>
          <table:table-cell table:style-name="ce26"/>
          <table:table-cell table:number-columns-repeated="12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2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attle" table:style-name="ta1"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25"/>
        <table:table-column table:style-name="co2" table:number-columns-repeated="1020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office:value-type="string" calcext:value-type="string">
            <text:p>For Level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Spaw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7])" office:value-type="float" office:value="6" calcext:value-type="float">
            <text:p>6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7" table:number-columns-repeated="2"/>
          <table:table-cell table:style-name="ce30"/>
          <table:table-cell table:number-columns-repeated="1021"/>
        </table:table-row>
        <table:table-row table:style-name="ro1">
          <table:table-cell table:style-name="ce24" office:value-type="string" calcext:value-type="string">
            <text:p>Effec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1:.B15])" office:value-type="float" office:value="5" calcext:value-type="float">
            <text:p>5</text:p>
          </table:table-cell>
          <table:table-cell table:style-name="ce30" table:number-columns-repeated="2"/>
          <table:table-cell table:style-name="ce27" table:number-columns-repeated="1020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27" table:number-columns-repeated="1020"/>
        </table:table-row>
        <table:table-row table:style-name="ro1">
          <table:table-cell table:style-name="ce22" office:value-type="string" calcext:value-type="string">
            <text:p>Enemy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0:.B21])" office:value-type="float" office:value="75" calcext:value-type="float">
            <text:p>7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8];[.B17];[.B22])" office:value-type="float" office:value="86" calcext:value-type="float">
            <text:p>86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22" office:value-type="string" calcext:value-type="string">
            <text:p>Deploymen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4])" office:value-type="float" office:value="30" calcext:value-type="float">
            <text:p>30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26"/>
        </table:table-row>
      </table:table>
      <table:table table:name="GrandTotal" table:style-name="ta1">
        <table:table-column table:style-name="co2" table:number-columns-repeated="3" table:default-cell-style-name="ce3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4];[$Deployment.B6])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iotiy (Very Low, Low, Medium, High, Very High)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haracter Diagonal Walk Animation Bug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racters Disappear Ear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raphics for Various Button Size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Avatar is Horizontally Wider then Need B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ither use two vertical circles or a pillbox instea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2:07:03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13T17:12:31.313000000</dc:date>
    <meta:editing-duration>P1DT2H49M59S</meta:editing-duration>
    <meta:editing-cycles>143</meta:editing-cycles>
    <meta:generator>LibreOffice/7.0.3.1$Windows_X86_64 LibreOffice_project/d7547858d014d4cf69878db179d326fc3483e082</meta:generator>
    <meta:document-statistic meta:table-count="6" meta:cell-count="218" meta:object-count="0"/>
  </office:meta>
</office:document-meta>
</file>